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humanização dos psicoativos</text:p>
      <text:p text:style-name="Standard"/>
      <text:p text:style-name="Standard">A uma pessoa que use psicoativos,</text:p>
      <text:p text:style-name="Standard">nós, como sociedade, entregamos veneno.</text:p>
      <text:p text:style-name="Standard">Seja curiosidade, instinto, trauma, busca por prazer,</text:p>
      <text:p text:style-name="Standard">autoconhecimento ou acidente.</text:p>
      <text:p text:style-name="Standard"/>
      <text:p text:style-name="Standard">Mais amor, menos violência.</text:p>
      <text:p text:style-name="Standard"/>
      <text:p text:style-name="Standard">Eh comum a pessoa</text:p>
      <text:p text:style-name="Standard">precisar de psicoativos para desenvolver seu sistema neurológico</text:p>
      <text:p text:style-name="Standard">ou para atingir equilíbrio ou bem estar.</text:p>
      <text:p text:style-name="Standard"/>
      <text:p text:style-name="Standard">A distribuição de substancias com controle de qualidade e maior diversidade,</text:p>
      <text:p text:style-name="Standard">certamente amenizará o problema de saúde publica que</text:p>
      <text:p text:style-name="Standard">eh a intoxicação da população. Além disso, a pesquisa sobre novos</text:p>
      <text:p text:style-name="Standard">psicoativos, e a educação no uso e prevenção de problemas,</text:p>
      <text:p text:style-name="Standard">deve capacitar o cidadão e a sociedade para lidar com o</text:p>
      <text:p text:style-name="Standard">uso de substancias que alteram o estado de consciência.</text:p>
      <text:p text:style-name="Standard"/>
      <text:p text:style-name="Standard">As diferentes culturas apresentam seus psicoativos e diferentes usos.</text:p>
      <text:p text:style-name="Standard"/>
      <text:p text:style-name="Standard">Mais amor, muito menos violência. Muito menos, com</text:p>
      <text:p text:style-name="Standard">venenos e tabus trocados por diversidade e conhecimento.</text:p>
      <text:p text:style-name="Standard">Com a luz de que a escolha da pessoa tem a razão de ser</text:p>
      <text:p text:style-name="Standard">que podemos aceitar e querer entender.</text:p>
      <text:p text:style-name="Standard"/>
      <text:p text:style-name="Standard">Tais avanços permeiam toda sociedade, não cabendo a um</text:p>
      <text:p text:style-name="Standard">indivíduo articular todas questões e instâncias. Assim,</text:p>
      <text:p text:style-name="Standard">solicitamos a abertura de uma comunidade no Participa.br</text:p>
      <text:p text:style-name="Standard">e auxílio na aproximação de gestores públicos e sociedade civil.</text:p>
      <text:p text:style-name="Standard"/>
      <text:p text:style-name="Standard">Autoria Anônima e Coletiva, Dez/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4T14:13:37</meta:creation-date>
    <dc:date>2014-12-14T16:02:37</dc:date>
    <dc:creator>R Fabbri</dc:creator>
    <meta:editing-duration>PT1H42M2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5" meta:word-count="192" meta:character-count="1225" meta:non-whitespace-character-count="1058"/>
  </office:meta>
</office:document-meta>
</file>